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800" table:style-name="ce6">
            <text:p>800</text:p>
          </table:table-cell>
          <table:table-cell table:number-columns-repeated="2" table:style-name="ce1"/>
          <table:table-cell office:value-type="float" office:value="800" table:formula="of:=[.E2]" table:style-name="ce1">
            <text:p>8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style-name="ce6"/>
          <table:table-cell table:number-columns-repeated="2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240" table:style-name="ce6">
            <text:p>240</text:p>
          </table:table-cell>
          <table:table-cell table:number-columns-repeated="2" table:style-name="ce1"/>
          <table:table-cell office:value-type="float" office:value="240" table:formula="of:=[.E4]" table:style-name="ce1">
            <text:p>2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200" table:style-name="ce6">
            <text:p>1200</text:p>
          </table:table-cell>
          <table:table-cell table:number-columns-repeated="2" table:style-name="ce1"/>
          <table:table-cell office:value-type="float" office:value="1200" table:formula="of:=[.E5]" table:style-name="ce1">
            <text:p>12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style-name="ce6"/>
          <table:table-cell table:number-columns-repeated="2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20" table:style-name="ce6">
            <text:p>120</text:p>
          </table:table-cell>
          <table:table-cell table:number-columns-repeated="2" table:style-name="ce1"/>
          <table:table-cell office:value-type="float" office:value="120" table:formula="of:=[.E7]" table:style-name="ce1">
            <text:p>1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style-name="ce6"/>
          <table:table-cell table:number-columns-repeated="2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table:style-name="ce6"/>
          <table:table-cell table:number-columns-repeated="2" table:style-name="ce1"/>
          <table:table-cell office:value-type="float" office:value="0" table:formula="of:=[.E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70" table:style-name="ce6">
            <text:p>70</text:p>
          </table:table-cell>
          <table:table-cell table:number-columns-repeated="2" table:style-name="ce1"/>
          <table:table-cell office:value-type="float" office:value="70" table:formula="of:=[.E10]" table:style-name="ce1">
            <text:p>7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30" table:style-name="ce6">
            <text:p>3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12" table:formula="of:=[.E11]*0.4" table:style-name="ce1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90" table:style-name="ce6">
            <text:p>90</text:p>
          </table:table-cell>
          <table:table-cell table:number-columns-repeated="2" table:style-name="ce1"/>
          <table:table-cell office:value-type="float" office:value="90" table:formula="of:=[.E12]" table:style-name="ce1">
            <text:p>9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style-name="ce6"/>
          <table:table-cell table:number-columns-repeated="2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table:style-name="ce6"/>
          <table:table-cell table:number-columns-repeated="2" table:style-name="ce1"/>
          <table:table-cell office:value-type="float" office:value="0" table:formula="of:=[.E14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style-name="ce6"/>
          <table:table-cell table:number-columns-repeated="2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style-name="ce6"/>
          <table:table-cell table:number-columns-repeated="2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style-name="ce6"/>
          <table:table-cell table:number-columns-repeated="2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style-name="ce6"/>
          <table:table-cell table:number-columns-repeated="2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style-name="ce6"/>
          <table:table-cell table:number-columns-repeated="2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style-name="ce6"/>
          <table:table-cell table:number-columns-repeated="2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00" table:style-name="ce6">
            <text:p>100</text:p>
          </table:table-cell>
          <table:table-cell table:number-columns-repeated="2" table:style-name="ce1"/>
          <table:table-cell office:value-type="float" office:value="100" table:formula="of:=[.E21]" table:style-name="ce1">
            <text:p>1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20" table:style-name="ce6">
            <text:p>20</text:p>
          </table:table-cell>
          <table:table-cell table:number-columns-repeated="2" table:style-name="ce1"/>
          <table:table-cell office:value-type="float" office:value="20" table:formula="of:=[.E22]" table:style-name="ce1">
            <text:p>2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50" table:style-name="ce6">
            <text:p>50</text:p>
          </table:table-cell>
          <table:table-cell table:number-columns-repeated="2" table:style-name="ce1"/>
          <table:table-cell office:value-type="float" office:value="50" table:formula="of:=[.E23]" table:style-name="ce1">
            <text:p>5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90" table:style-name="ce6">
            <text:p>90</text:p>
          </table:table-cell>
          <table:table-cell table:number-columns-repeated="2" table:style-name="ce1"/>
          <table:table-cell office:value-type="float" office:value="90" table:formula="of:=[.E24]" table:style-name="ce1">
            <text:p>9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style-name="ce6"/>
          <table:table-cell table:number-columns-repeated="2" table:style-name="ce1"/>
          <table:table-cell office:value-type="float" office:value="0" table:formula="of:=[.E25]" table:style-name="ce1">
            <text:p>0</text:p>
          </table:table-cell>
          <table:table-cell table:number-columns-repeated="16376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style-name="ce6"/>
          <table:table-cell table:number-columns-repeated="2" table:style-name="ce1"/>
          <table:table-cell office:value-type="float" office:value="0" table:formula="of:=[.E26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table:style-name="ce6"/>
          <table:table-cell table:number-columns-repeated="2" table:style-name="ce1"/>
          <table:table-cell office:value-type="float" office:value="0" table:formula="of:=[.E2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style-name="ce6"/>
          <table:table-cell table:number-columns-repeated="2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30" table:style-name="ce6">
            <text:p>30</text:p>
          </table:table-cell>
          <table:table-cell table:number-columns-repeated="2" table:style-name="ce1"/>
          <table:table-cell office:value-type="float" office:value="30" table:formula="of:=[.E29]" table:style-name="ce1">
            <text:p>3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style-name="ce6"/>
          <table:table-cell table:number-columns-repeated="2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style-name="ce6"/>
          <table:table-cell table:number-columns-repeated="2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style-name="ce6"/>
          <table:table-cell table:number-columns-repeated="2" table:style-name="ce1"/>
          <table:table-cell office:value-type="float" office:value="0" table:formula="of:=[.E3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8.4" table:style-name="ce6">
            <text:p>8,4</text:p>
          </table:table-cell>
          <table:table-cell table:number-columns-repeated="2" table:style-name="ce1"/>
          <table:table-cell office:value-type="float" office:value="8.4" table:formula="of:=[.E33]" table:style-name="ce1">
            <text:p>8,4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25" table:style-name="ce6">
            <text:p>25</text:p>
          </table:table-cell>
          <table:table-cell table:number-columns-repeated="2" table:style-name="ce1"/>
          <table:table-cell office:value-type="float" office:value="25" table:formula="of:=[.E34]" table:style-name="ce1">
            <text:p>25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25" table:style-name="ce6">
            <text:p>25</text:p>
          </table:table-cell>
          <table:table-cell table:number-columns-repeated="2" table:style-name="ce1"/>
          <table:table-cell office:value-type="float" office:value="25" table:formula="of:=[.E35]" table:style-name="ce1">
            <text:p>2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50" table:style-name="ce6">
            <text:p>50</text:p>
          </table:table-cell>
          <table:table-cell table:number-columns-repeated="2" table:style-name="ce1"/>
          <table:table-cell office:value-type="float" office:value="50" table:formula="of:=[.E36]" table:style-name="ce1">
            <text:p>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20" table:style-name="ce6">
            <text:p>20</text:p>
          </table:table-cell>
          <table:table-cell table:number-columns-repeated="2" table:style-name="ce1"/>
          <table:table-cell office:value-type="float" office:value="20" table:formula="of:=[.E37]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270" table:style-name="ce6">
            <text:p>270</text:p>
          </table:table-cell>
          <table:table-cell table:number-columns-repeated="2" table:style-name="ce1"/>
          <table:table-cell office:value-type="float" office:value="270" table:formula="of:=[.E38]" table:style-name="ce1">
            <text:p>27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style-name="ce6"/>
          <table:table-cell table:number-columns-repeated="2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style-name="ce6"/>
          <table:table-cell table:number-columns-repeated="2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70" table:style-name="ce6">
            <text:p>70</text:p>
          </table:table-cell>
          <table:table-cell table:number-columns-repeated="2" table:style-name="ce1"/>
          <table:table-cell office:value-type="float" office:value="70" table:formula="of:=[.E41]" table:style-name="ce1">
            <text:p>7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style-name="ce6"/>
          <table:table-cell table:number-columns-repeated="2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90" table:style-name="ce6">
            <text:p>90</text:p>
          </table:table-cell>
          <table:table-cell table:number-columns-repeated="2" table:style-name="ce1"/>
          <table:table-cell office:value-type="float" office:value="90" table:formula="of:=[.E43]" table:style-name="ce1">
            <text:p>9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900" table:style-name="ce6">
            <text:p>900</text:p>
          </table:table-cell>
          <table:table-cell table:number-columns-repeated="2" table:style-name="ce1"/>
          <table:table-cell office:value-type="float" office:value="900" table:formula="of:=[.E44]" table:style-name="ce1">
            <text:p>9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20" table:style-name="ce6">
            <text:p>120</text:p>
          </table:table-cell>
          <table:table-cell table:number-columns-repeated="2" table:style-name="ce1"/>
          <table:table-cell office:value-type="float" office:value="120" table:formula="of:=[.E45]" table:style-name="ce1">
            <text:p>1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style-name="ce6"/>
          <table:table-cell table:number-columns-repeated="2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style-name="ce6"/>
          <table:table-cell table:number-columns-repeated="2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80" table:style-name="ce6">
            <text:p>80</text:p>
          </table:table-cell>
          <table:table-cell table:number-columns-repeated="2" table:style-name="ce1"/>
          <table:table-cell office:value-type="float" office:value="80" table:formula="of:=[.E48]" table:style-name="ce1">
            <text:p>8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style-name="ce6"/>
          <table:table-cell table:number-columns-repeated="2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15" table:style-name="ce6">
            <text:p>15</text:p>
          </table:table-cell>
          <table:table-cell table:number-columns-repeated="2" table:style-name="ce1"/>
          <table:table-cell office:value-type="float" office:value="15" table:formula="of:=[.E50]" table:style-name="ce1">
            <text:p>15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style-name="ce6"/>
          <table:table-cell table:number-columns-repeated="2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style-name="ce6"/>
          <table:table-cell table:number-columns-repeated="2" table:style-name="ce1"/>
          <table:table-cell office:value-type="float" office:value="0" table:formula="of:=[.E52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style-name="ce6"/>
          <table:table-cell table:number-columns-repeated="2" table:style-name="ce1"/>
          <table:table-cell office:value-type="float" office:value="0" table:formula="of:=[.E5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30" table:style-name="ce6">
            <text:p>30</text:p>
          </table:table-cell>
          <table:table-cell table:number-columns-repeated="2" table:style-name="ce1"/>
          <table:table-cell office:value-type="float" office:value="30" table:formula="of:=[.E54]" table:style-name="ce1">
            <text:p>30</text:p>
          </table:table-cell>
          <table:table-cell table:number-columns-repeated="16376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3" table:style-name="ce1"/>
          <table:table-cell office:value-type="float" office:value="0" table:formula="of:=[.E55]" table:style-name="ce1">
            <text:p>0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4543.3999999999996" table:formula="of:=SUM([.E2:.E54])" table:style-name="ce20">
            <text:p>4543,4</text:p>
          </table:table-cell>
          <table:table-cell table:number-columns-repeated="2" table:style-name="ce1"/>
          <table:table-cell office:value-type="float" office:value="4525.3999999999996" table:formula="of:=SUM([.H2:.H54])" table:style-name="ce20">
            <text:p>4525,4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6-24T08:29:21Z</dc:date>
    <meta:print-date>2025-05-07T16:41:07Z</meta:print-date>
    <meta:editing-cycles>169</meta:editing-cycles>
    <meta:editing-duration>PT271189S</meta:editing-duration>
  </office:meta>
</office:document-meta>
</file>